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text-properties officeooo:paragraph-rsid="001a3dd5"/>
    </style:style>
    <style:style style:name="P3" style:family="paragraph" style:parent-style-name="Text_20_body">
      <style:paragraph-properties fo:margin-left="0cm" fo:margin-right="0cm" fo:text-indent="0cm" style:auto-text-indent="false"/>
      <style:text-properties officeooo:paragraph-rsid="001a3d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Donec nec neque non neque sollicitudin hendrerit elementum feugiat urna. Donec quis sem in risus vestibulum feugiat. Curabitur sem lorem, euismod eu nunc id, pulvinar accumsan sapien. Curabitur egestas convallis metus eu dignissim. Etiam efficitur est sed felis accumsan commodo. Ut eleifend hendrerit dolor, vitae mollis libero. Nunc nec dolor nibh. Donec aliquam quis nisl et suscipit. Nullam pulvinar mauris id est ultrices congue. Vestibulum tellus lectus, lacinia vel sodales vel, rutrum id lacus. Nunc vitae volutpat dui. Morbi sit amet tortor sit amet elit varius ultricies ac at lorem. Integer non sagittis felis. Cras rutrum venenatis lorem, eu facilisis risus consequat in. Fusce sed ante justo. Fusce euismod egestas sapien. </text:p>
      <text:p text:style-name="P2">Praesent eleifend, ligula id aliquam volutpat, urna justo dapibus eros, a dapibus diam dolor in lorem. Cras odio urna, porta nec quam euismod, ullamcorper fermentum quam. Cras mollis iaculis felis, vulputate molestie lectus. Nullam a malesuada purus. Praesent pellentesque, libero quis pellentesque iaculis, nisi eros fringilla orci, eget lacinia mauris ante ac nisl. Maecenas ullamcorper lobortis leo id fringilla. Quisque euismod sem sed arcu sodales, eget tincidunt dolor rutrum. Vestibulum sagittis pretium auctor. Mauris ullamcorper neque ut turpis consectetur ullamcorper. Phasellus tincidunt commodo aliquet. Quisque congue, lectus sed consequat aliquet, tellus nulla suscipit est, id lobortis est orci vel mauris. Donec semper dui fringilla velit vestibulum, quis tempus elit dictum. </text:p>
      <text:p text:style-name="P2">Praesent pellentesque commodo odio ac blandit. Nullam nec quam non massa lobortis lobortis vitae nec ex. Vestibulum blandit orci a nisi scelerisque, mollis vestibulum odio blandit. Quisque fringilla feugiat fringilla. Curabitur et massa non velit cursus dapibus. Aenean ultrices aliquam mauris bibendum tristique. Vivamus eget mattis enim. Cras at aliquet tortor, non lobortis ligula. Nullam aliquet euismod eleifend. Praesent et nisl quis metus tristique tempor et dignissim lorem. Nulla viverra nisi sem, sit amet malesuada dolor molestie et. Aenean vestibulum odio a mauris sodales luctus. </text:p>
      <text:p text:style-name="P2">Pellentesque sed massa ac lorem pellentesque consectetur. Aliquam suscipit arcu at aliquam placerat. Nam justo enim, laoreet id feugiat in, molestie in lorem. Etiam sagittis, nisi eget bibendum pellentesque, elit elit pretium sapien, vitae bibendum massa sapien in felis. Proin sagittis arcu auctor elit egestas, id accumsan lorem eleifend. Donec vel mi non lorem vestibulum mollis et sit amet libero. Mauris auctor vehicula elit et faucibus. </text:p>
      <text:p text:style-name="P3">Vestibulum porta id orci at efficitur. Curabitur orci ligula, suscipit et diam non, suscipit dapibus eros. Phasellus posuere mauris at tincidunt vulputate. Aliquam in pulvinar leo. In hac habitasse platea dictumst. Integer eget congue felis. Phasellus vulputate efficitur risus, nec scelerisque mauris consectetur in. Morbi ullamcorper sem ipsum, a semper augue fringilla non. Maecenas vitae lectus semper, consectetur felis id, pellentesque ex. Integer condimentum consectetur vestibulum. Pellentesque nibh diam, fermentum et orci non, facilisis dignissim dui. Nam sed turpis tincidunt, pharetra massa in, venenatis mauris. Phasellus tristique justo ut mauris dictum tristique id eu diam.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8T13:32:06.402000000</meta:creation-date>
    <dc:date>2024-10-08T13:33:56.702000000</dc:date>
    <meta:editing-duration>PT1M51S</meta:editing-duration>
    <meta:editing-cycles>1</meta:editing-cycles>
    <meta:document-statistic meta:table-count="0" meta:image-count="0" meta:object-count="0" meta:page-count="1" meta:paragraph-count="5" meta:word-count="475" meta:character-count="3311" meta:non-whitespace-character-count="2836"/>
    <meta:generator>LibreOffice/24.8.1.2$Windows_X86_64 LibreOffice_project/87fa9aec1a63e70835390b81c40bb8993f1d4ff6</meta:generator>
  </office:meta>
</office:document-meta>
</file>